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mpile fo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4"/>
          <table:table-cell office:value-type="string" calcext:value-type="string">
            <text:p>support for flags and enu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  <table:table-cell table:number-columns-repeated="4"/>
          <table:table-cell office:value-type="string" calcext:value-type="string">
            <text:p>tests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aramDefaultValueEv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mdargs1-2.xy</text:p>
          </table:table-cell>
          <table:table-cell table:number-columns-repeated="4"/>
          <table:table-cell office:value-type="string" calcext:value-type="string">
            <text:p>enumsAndFlags</text:p>
          </table:table-cell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  <table:table-cell table:number-columns-repeated="4"/>
          <table:table-cell office:value-type="string" calcext:value-type="string">
            <text:p>Refs</text:p>
          </table:table-cell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4"/>
          <table:table-cell office:value-type="string" calcext:value-type="string">
            <text:p>EntryPoint functions should return and Error</text:p>
          </table:table-cell>
          <table:table-cell table:number-columns-repeated="4"/>
          <table:table-cell office:value-type="string" calcext:value-type="string">
            <text:p>Guards (to Write)</text:p>
          </table:table-cell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9"/>
          <table:table-cell office:value-type="string" calcext:value-type="string">
            <text:p>Dtors (to Write)</text:p>
          </table:table-cell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4"/>
          <table:table-cell office:value-type="string" calcext:value-type="string">
            <text:p>pass large params as references</text:p>
          </table:table-cell>
          <table:table-cell table:number-columns-repeated="4"/>
          <table:table-cell office:value-type="string" calcext:value-type="string">
            <text:p>Move (to Write)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op precedence 2e2 (to Write)</text:p>
          </table:table-cell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9"/>
          <table:table-cell office:value-type="string" calcext:value-type="string">
            <text:p>+: slices <text:span text:style-name="T1">(</text:span>to Write<text:span text:style-name="T1">)</text:span>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[…] shorthands (to Write)</text:p>
          </table:table-cell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9"/>
          <table:table-cell office:value-type="string" calcext:value-type="string">
            <text:p>bitwise operations</text:p>
          </table:table-cell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" office:value-type="string" calcext:value-type="string">
            <text:p>errors: : int = 5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4"/>
          <table:table-cell table:style-name="ce1" office:value-type="string" calcext:value-type="string">
            <text:p># : = 5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4"/>
          <table:table-cell office:value-type="string" calcext:value-type="string">
            <text:p>a:;</text:p>
          </table:table-cell>
          <table:table-cell office:value-type="string" calcext:value-type="string">
            <text:p>`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4"/>
          <table:table-cell office:value-type="string" calcext:value-type="string">
            <text:p>move addrof, sizeof to xy.ct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4"/>
          <table:table-cell office:value-type="string" calcext:value-type="string">
            <text:p>finish array 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4"/>
          <table:table-cell table:formula="of:= val shoudl end with ;" office:value-type="string" office:string-value="" calcext:value-type="error">
            <text:p>Err:5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low for , at end of lis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4"/>
          <table:table-cell office:value-type="string" calcext:value-type="string">
            <text:p>make default value of interpolation 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ter error messages when Cannot find any functions named 'gt'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10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2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1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/00/0000</text:date>, <text:time style:data-style-name="N2" text:time-value="10:46:31.3544611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7-09T12:38:58.478208478</dc:date>
    <meta:editing-duration>P47DT18H57M44S</meta:editing-duration>
    <meta:editing-cycles>43</meta:editing-cycles>
    <meta:generator>LibreOffice/24.2.3.2$Linux_X86_64 LibreOffice_project/420$Build-2</meta:generator>
    <meta:document-statistic meta:table-count="5" meta:cell-count="78" meta:object-count="0"/>
  </office:meta>
</office:document-meta>
</file>